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9"/>
    <style:style style:name="P3" style:family="paragraph" style:parent-style-name="Text_20_body" style:list-style-name="L9">
      <style:paragraph-properties fo:margin-top="0cm" fo:margin-bottom="0cm" style:contextual-spacing="false"/>
    </style:style>
    <style:style style:name="P4" style:family="paragraph" style:parent-style-name="Text_20_body" style:list-style-name="L10"/>
    <style:style style:name="P5" style:family="paragraph" style:parent-style-name="Text_20_body" style:list-style-name="L10">
      <style:paragraph-properties fo:margin-top="0cm" fo:margin-bottom="0cm" style:contextual-spacing="false"/>
    </style:style>
    <style:style style:name="P6" style:family="paragraph" style:parent-style-name="Text_20_body" style:list-style-name="L11"/>
    <style:style style:name="P7" style:family="paragraph" style:parent-style-name="Text_20_body" style:list-style-name="L11">
      <style:paragraph-properties fo:margin-top="0cm" fo:margin-bottom="0cm" style:contextual-spacing="false"/>
    </style:style>
    <style:style style:name="P8" style:family="paragraph" style:parent-style-name="Text_20_body" style:list-style-name="L12"/>
    <style:style style:name="P9" style:family="paragraph" style:parent-style-name="Text_20_body" style:list-style-name="L12">
      <style:paragraph-properties fo:margin-top="0cm" fo:margin-bottom="0cm" style:contextual-spacing="false"/>
    </style:style>
    <style:style style:name="P10" style:family="paragraph" style:parent-style-name="Text_20_body" style:list-style-name="L13"/>
    <style:style style:name="P11" style:family="paragraph" style:parent-style-name="Text_20_body" style:list-style-name="L13">
      <style:paragraph-properties fo:margin-top="0cm" fo:margin-bottom="0cm" style:contextual-spacing="false"/>
    </style:style>
    <style:style style:name="P12" style:family="paragraph" style:parent-style-name="Text_20_body" style:list-style-name="L14"/>
    <style:style style:name="P13" style:family="paragraph" style:parent-style-name="Text_20_body" style:list-style-name="L14">
      <style:paragraph-properties fo:margin-top="0cm" fo:margin-bottom="0cm" style:contextual-spacing="false"/>
    </style:style>
    <style:style style:name="P14" style:family="paragraph" style:parent-style-name="Text_20_body" style:list-style-name="L15"/>
    <style:style style:name="P15" style:family="paragraph" style:parent-style-name="Text_20_body" style:list-style-name="L15">
      <style:paragraph-properties fo:margin-top="0cm" fo:margin-bottom="0cm" style:contextual-spacing="false"/>
    </style:style>
    <style:style style:name="P16" style:family="paragraph" style:parent-style-name="Text_20_body" style:list-style-name="L16"/>
    <style:style style:name="P17" style:family="paragraph" style:parent-style-name="Text_20_body" style:list-style-name="L16">
      <style:paragraph-properties fo:margin-top="0cm" fo:margin-bottom="0cm" style:contextual-spacing="false"/>
    </style:style>
    <style:style style:name="P18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82f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gras de Negócios Detalhadas para <text:span text:style-name="Source_20_Text">NFTS </text:span><text:span text:style-name="Source_20_Text"><text:span text:style-name="T1">e C</text:span></text:span><text:span text:style-name="Source_20_Text">omissões</text:span></text:h>
      <text:p text:style-name="P18"><text:span text:style-name="Source_20_Text"/></text:p>
      <text:h text:style-name="Heading_20_4" text:outline-level="4">1. Campos Ocultos e Controle de Interface</text:h>
      <text:list text:style-name="L9">
        <text:list-item>
          <text:p text:style-name="P3"><text:span text:style-name="Strong_20_Emphasis">Esconder/Mostrar Controles</text:span>: </text:p>
          <text:list>
            <text:list-item>
              <text:p text:style-name="P3"><text:span text:style-name="Source_20_Text">Codigo_Fornecedor__</text:span>, <text:span text:style-name="Source_20_Text">Codigo_Empresa1__</text:span>, <text:span text:style-name="Source_20_Text">CNPJ_Empresa__</text:span>, <text:span text:style-name="Source_20_Text">Nome_Empresa__</text:span>, <text:span text:style-name="Source_20_Text">Link__</text:span>, <text:span text:style-name="Source_20_Text">Pagto_interno___Impostos__</text:span>: Ocultos para simplificar a interface. </text:p>
            </text:list-item>
            <text:list-item>
              <text:p text:style-name="P3"><text:span text:style-name="Source_20_Text">Validation__</text:span>: Exibido durante a validação inicial. </text:p>
            </text:list-item>
            <text:list-item>
              <text:p text:style-name="P3"><text:span text:style-name="Source_20_Text">Erros_Validacao__</text:span>: Oculto para evitar exibição de erros desnecessários. </text:p>
            </text:list-item>
            <text:list-item>
              <text:p text:style-name="P3"><text:span text:style-name="Source_20_Text">SAP_JSON_Structure__</text:span>: Exibido para permitir a visualização da estrutura JSON. </text:p>
            </text:list-item>
            <text:list-item>
              <text:p text:style-name="P2"><text:span text:style-name="Source_20_Text">SAP_OK__</text:span>, <text:span text:style-name="Source_20_Text">Codigo_RZE__</text:span>, <text:span text:style-name="Source_20_Text">Workflow__.Passo__</text:span>: Ocultos para simplificar a interface. </text:p>
            </text:list-item>
          </text:list>
        </text:list-item>
      </text:list>
      <text:h text:style-name="Heading_20_4" text:outline-level="4">2. Validação de Dados</text:h>
      <text:list text:style-name="L10">
        <text:list-item>
          <text:p text:style-name="P5"><text:span text:style-name="Strong_20_Emphasis">Validação Inicial</text:span>: </text:p>
          <text:list>
            <text:list-item>
              <text:p text:style-name="P5">Se <text:span text:style-name="Source_20_Text">Validation__</text:span> for "FIRST", "GERAR_NFTS" ou "FINALIZAR_NFTS", o rótulo do botão de aprovação é alterado para refletir a ação correspondente. </text:p>
            </text:list-item>
            <text:list-item>
              <text:p text:style-name="P5"><text:span text:style-name="Source_20_Text">Fornecedor__</text:span> é configurado como editável se houver anexos presentes. </text:p>
            </text:list-item>
            <text:list-item>
              <text:p text:style-name="P5"><text:span text:style-name="Source_20_Text">Dados_Nota_Fiscal</text:span> é configurado como editável durante a validação inicial. </text:p>
            </text:list-item>
          </text:list>
        </text:list-item>
        <text:list-item>
          <text:p text:style-name="P5"><text:span text:style-name="Strong_20_Emphasis">Validação de Aprovação</text:span>: </text:p>
          <text:list>
            <text:list-item>
              <text:p text:style-name="P4">Durante a fase de aprovação (<text:span text:style-name="Source_20_Text">GERAR_NFTS</text:span>, <text:span text:style-name="Source_20_Text">FINALIZAR_NFTS</text:span>, <text:span text:style-name="Source_20_Text">FINALIZADO</text:span>), <text:span text:style-name="Source_20_Text">Tabela_de_Impostos</text:span> e <text:span text:style-name="Source_20_Text">Campos_de_Preenchimento_do_Contas_a_Pagar</text:span> são exibidos e configurados como editáveis conforme necessário. </text:p>
            </text:list-item>
          </text:list>
        </text:list-item>
      </text:list>
      <text:h text:style-name="Heading_20_4" text:outline-level="4">3. Fluxo de Trabalho (Workflow)</text:h>
      <text:list text:style-name="L11">
        <text:list-item>
          <text:p text:style-name="P7"><text:span text:style-name="Strong_20_Emphasis">Controle de Aprovação</text:span>: </text:p>
          <text:list>
            <text:list-item>
              <text:p text:style-name="P7">Quando <text:span text:style-name="Source_20_Text">Approvador__</text:span> é alterado, o valor é convertido para minúsculas para garantir consistência. </text:p>
            </text:list-item>
          </text:list>
        </text:list-item>
        <text:list-item>
          <text:p text:style-name="P7"><text:span text:style-name="Strong_20_Emphasis">Validação de Aprovação Duplicada</text:span>: </text:p>
          <text:list>
            <text:list-item>
              <text:p text:style-name="P7">Para evitar que um mesmo aprovador aprove a mesma solicitação mais de uma vez, o sistema verifica se o aprovador já realizou uma aprovação anterior. </text:p>
            </text:list-item>
          </text:list>
        </text:list-item>
        <text:list-item>
          <text:p text:style-name="P7"><text:span text:style-name="Strong_20_Emphasis">Etapas do Workflow</text:span>: </text:p>
          <text:list>
            <text:list-item>
              <text:p text:style-name="P7">O workflow inclui etapas como validação da nota fiscal, preenchimento de informações da NFTS, anexação da NFTS e finalização. Cada etapa tem suas próprias regras e validações. </text:p>
            </text:list-item>
          </text:list>
        </text:list-item>
        <text:list-item>
          <text:p text:style-name="P7"><text:span text:style-name="Strong_20_Emphasis">Cláusulas de Aprovação Baseadas no Valor Total</text:span>: </text:p>
          <text:list>
            <text:list-item>
              <text:p text:style-name="P6">Dependendo do valor total, diferentes níveis de aprovação são necessários. Por exemplo, valores acima de um certo limite podem exigir aprovação de um gerente ou diretor. </text:p>
            </text:list-item>
          </text:list>
        </text:list-item>
      </text:list>
      <text:h text:style-name="Heading_20_4" text:outline-level="4"><text:soft-page-break/>4. Consultas e Atualizações de Banco de Dados</text:h>
      <text:list text:style-name="L12">
        <text:list-item>
          <text:p text:style-name="P9"><text:span text:style-name="Strong_20_Emphasis">Consultas de Usuários e Fornecedores</text:span>: </text:p>
          <text:list>
            <text:list-item>
              <text:p text:style-name="P9">Durante o processo, são realizadas consultas para buscar informações de usuários e fornecedores. Por exemplo, a consulta <text:span text:style-name="Source_20_Text">query_FORNECEDOR</text:span> busca informações de fornecedores com base no valor fornecido no campo <text:span text:style-name="Source_20_Text">Fornecedor__</text:span>. </text:p>
            </text:list-item>
          </text:list>
        </text:list-item>
        <text:list-item>
          <text:p text:style-name="P9"><text:span text:style-name="Strong_20_Emphasis">Atualização de Campos</text:span>: </text:p>
          <text:list>
            <text:list-item>
              <text:p text:style-name="P8">Com base nos resultados das consultas, os campos <text:span text:style-name="Source_20_Text">Codigo_Fornecedor__</text:span>, <text:span text:style-name="Source_20_Text">Nome_1__</text:span>, <text:span text:style-name="Source_20_Text">CNPJ__</text:span>, <text:span text:style-name="Source_20_Text">CPF__</text:span>, <text:span text:style-name="Source_20_Text">CEP__</text:span> e <text:span text:style-name="Source_20_Text">Cidade__</text:span> são atualizados automaticamente para garantir que as informações mais recentes e precisas sejam usadas em todo o processo. </text:p>
            </text:list-item>
          </text:list>
        </text:list-item>
      </text:list>
      <text:h text:style-name="Heading_20_4" text:outline-level="4">5. Regras de Aprovação e Alçadas</text:h>
      <text:list text:style-name="L13">
        <text:list-item>
          <text:p text:style-name="P11"><text:span text:style-name="Strong_20_Emphasis">Definição de Alçadas</text:span>: </text:p>
          <text:list>
            <text:list-item>
              <text:p text:style-name="P11">As alçadas de aprovação são definidas com base no valor total da nota. Por exemplo, valores entre R$5.000,00 e R$10.000,00 podem ser aprovados por supervisores, enquanto valores acima de R$10.000,00 exigem a aprovação de gerentes ou diretores. </text:p>
            </text:list-item>
          </text:list>
        </text:list-item>
        <text:list-item>
          <text:p text:style-name="P11"><text:span text:style-name="Strong_20_Emphasis">Validação de Alçadas</text:span>: </text:p>
          <text:list>
            <text:list-item>
              <text:p text:style-name="P11">Existem validações específicas para garantir que a aprovação seja feita pelo cargo correto. Por exemplo, se o valor total for superior a R$10.000,00, a aprovação deve ser feita por um gerente. </text:p>
            </text:list-item>
          </text:list>
        </text:list-item>
        <text:list-item>
          <text:p text:style-name="P11"><text:span text:style-name="Strong_20_Emphasis">Cláusulas de Aprovação Baseadas no Valor Total</text:span>: </text:p>
          <text:list>
            <text:list-item>
              <text:p text:style-name="P10">Dependendo do valor total do adiantamento, diferentes níveis de aprovação são necessários. Por exemplo, valores acima de R$50.000,00 exigem a aprovação de um diretor. </text:p>
            </text:list-item>
          </text:list>
        </text:list-item>
      </text:list>
      <text:h text:style-name="Heading_20_4" text:outline-level="4">6. Regras de Preenchimento Automático</text:h>
      <text:list text:style-name="L14">
        <text:list-item>
          <text:p text:style-name="P13"><text:span text:style-name="Strong_20_Emphasis">Preenchimento de Campos</text:span>: </text:p>
          <text:list>
            <text:list-item>
              <text:p text:style-name="P12">Alguns campos são preenchidos automaticamente com base em outras informações disponíveis no sistema. Por exemplo, o campo <text:span text:style-name="Source_20_Text">Descricao_Servico__</text:span> é preenchido automaticamente com o valor retornado pela consulta <text:span text:style-name="Source_20_Text">query_CODIGO_SERVICO</text:span>. </text:p>
            </text:list-item>
          </text:list>
        </text:list-item>
      </text:list>
      <text:h text:style-name="Heading_20_4" text:outline-level="4">7. Regras de Erro e Alerta</text:h>
      <text:list text:style-name="L15">
        <text:list-item>
          <text:p text:style-name="P15"><text:span text:style-name="Strong_20_Emphasis">Mensagens de Erro e Alerta</text:span>: </text:p>
          <text:list>
            <text:list-item>
              <text:p text:style-name="P14">Mensagens de erro e alerta são exibidas para o usuário em caso de validações falhas. Por exemplo, se o campo <text:span text:style-name="Source_20_Text">Data_Fatura__</text:span> não for preenchido, uma mensagem de erro é exibida para alertar o usuário. </text:p>
            </text:list-item>
          </text:list>
        </text:list-item>
      </text:list>
      <text:h text:style-name="Heading_20_4" text:outline-level="4">8. Regras Específicas de Campos</text:h>
      <text:list text:style-name="L16">
        <text:list-item>
          <text:p text:style-name="P17"><text:span text:style-name="Strong_20_Emphasis">Campos Obrigatórios</text:span>: </text:p>
          <text:list>
            <text:list-item>
              <text:p text:style-name="P17">Certos campos, como <text:span text:style-name="Source_20_Text">Data_Fatura__</text:span>, <text:span text:style-name="Source_20_Text">Valor_Total_Nota__</text:span>, <text:span text:style-name="Source_20_Text">Referencia__</text:span>, <text:span text:style-name="Source_20_Text">Codigo_Servico__</text:span>, <text:span text:style-name="Source_20_Text">Codigo_Subitem__</text:span>, <text:span text:style-name="Source_20_Text">Aliquota__</text:span>, <text:span text:style-name="Source_20_Text">Descricao_Servico__</text:span> e <text:span text:style-name="Source_20_Text">Valor_Deducoes__</text:span>, são obrigatórios e devem ser <text:soft-page-break/>preenchidos antes que o processo possa continuar. Isso garante que todas as informações necessárias sejam fornecidas. </text:p>
            </text:list-item>
          </text:list>
        </text:list-item>
        <text:list-item>
          <text:p text:style-name="P17"><text:span text:style-name="Strong_20_Emphasis">Regras de Formatação</text:span>: </text:p>
          <text:list>
            <text:list-item>
              <text:p text:style-name="P16">Existem regras específicas de formatação aplicadas a certos campos para garantir que os dados sejam inseridos de maneira consistente. Por exemplo, o campo <text:span text:style-name="Source_20_Text">Referencia__</text:span> é formatado para remover espaços em branco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5:07:11.575206945</meta:creation-date>
    <dc:date>2025-01-02T05:15:10.830579713</dc:date>
    <meta:editing-duration>PT1M45S</meta:editing-duration>
    <meta:editing-cycles>2</meta:editing-cycles>
    <meta:generator>LibreOffice/24.2.7.2$Linux_X86_64 LibreOffice_project/420$Build-2</meta:generator>
    <meta:print-date>2025-01-02T05:14:41.669549642</meta:print-date>
    <meta:printed-by>Arquivos PDF</meta:printed-by>
    <meta:document-statistic meta:table-count="0" meta:image-count="0" meta:object-count="0" meta:page-count="3" meta:paragraph-count="47" meta:word-count="621" meta:character-count="4307" meta:non-whitespace-character-count="3733"/>
  </office:meta>
</office:document-meta>
</file>